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text-properties officeooo:rsid="00122d5d" officeooo:paragraph-rsid="00122d5d"/>
    </style:style>
    <style:style style:name="P2" style:family="paragraph" style:parent-style-name="Heading_20_2">
      <style:text-properties officeooo:rsid="00122d5d" officeooo:paragraph-rsid="00122d5d"/>
    </style:style>
    <style:style style:name="P3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</style:style>
    <style:style style:name="P8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4pt" fo:letter-spacing="normal" fo:font-style="normal" fo:font-weight="bold" style:font-size-asian="14pt" style:font-size-complex="14pt"/>
    </style:style>
    <style:style style:name="P9" style:family="paragraph" style:parent-style-name="Heading_20_4">
      <style:paragraph-properties fo:margin-left="0cm" fo:margin-right="0cm" fo:margin-top="0.423cm" fo:margin-bottom="0.212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4pt" fo:letter-spacing="normal" fo:font-style="normal" fo:font-weight="bold" style:font-size-asian="14pt" style:font-size-complex="14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14pt" fo:font-style="italic" fo:font-weight="normal" style:font-size-asian="14pt" style:font-size-complex="14pt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14pt" fo:font-style="normal" fo:font-weight="normal" style:font-size-asian="14pt" style:font-size-complex="14p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14pt" fo:font-style="normal" fo:font-weight="normal" style:font-size-asian="14pt" style:font-size-complex="14pt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45649" loext:opacity="100%" style:font-name="Menlo" fo:font-size="14pt" fo:font-style="normal" fo:font-weight="normal" style:font-size-asian="14pt" style:font-size-complex="14pt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626a4" loext:opacity="100%" style:font-name="Menlo" fo:font-size="14pt" fo:font-style="normal" fo:font-weight="normal" style:font-size-asian="14pt" style:font-size-complex="14pt"/>
    </style:style>
    <style:style style:name="P15" style:family="paragraph" style:parent-style-name="Horizontal_20_Line">
      <style:text-properties fo:font-size="14pt" style:font-size-asian="14pt" style:font-size-complex="14pt"/>
    </style:style>
    <style:style style:name="P16" style:family="paragraph" style:parent-style-name="Standard">
      <style:text-properties fo:font-size="14pt" officeooo:rsid="00122d5d" officeooo:paragraph-rsid="00122d5d" style:font-size-asian="14pt" style:font-size-complex="14pt"/>
    </style:style>
    <style:style style:name="P17" style:family="paragraph" style:parent-style-name="Standard">
      <style:text-properties fo:font-size="14pt" officeooo:rsid="0013c3ac" officeooo:paragraph-rsid="0013c3ac" style:font-size-asian="14pt" style:font-size-complex="14pt"/>
    </style:style>
    <style:style style:name="P18" style:family="paragraph" style:parent-style-name="Standard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Menlo" fo:font-size="14pt" fo:letter-spacing="normal" fo:font-style="normal" fo:font-weight="normal" fo:background-color="#ffffff" style:font-size-asian="14pt" style:font-size-complex="14pt" loext:padding="0cm" loext:border="none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4pt" fo:letter-spacing="normal" fo:font-style="normal" fo:font-weight="normal" style:font-size-asian="14pt" style:font-size-complex="14pt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4pt" fo:letter-spacing="normal" fo:font-style="normal" fo:font-weight="normal" style:font-size-asian="14pt" style:font-size-complex="14pt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4pt" fo:letter-spacing="normal" fo:font-style="normal" fo:font-weight="normal" style:font-size-asian="14pt" style:font-size-complex="14pt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4pt" fo:letter-spacing="normal" fo:font-style="normal" fo:font-weight="normal" style:font-size-asian="14pt" style:font-size-complex="14pt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4pt" fo:letter-spacing="normal" fo:font-style="normal" fo:font-weight="normal" style:font-size-asian="14pt" style:font-size-complex="14pt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4pt" fo:letter-spacing="normal" fo:font-style="normal" fo:font-weight="normal" style:font-size-asian="14pt" style:font-size-complex="14pt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4pt" fo:letter-spacing="normal" fo:font-style="normal" fo:font-weight="normal" style:font-size-asian="14pt" style:font-size-complex="14pt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32" style:family="paragraph" style:parent-style-name="Text_20_body" style:list-style-name="L8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33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14pt" fo:background-color="#ffffff" style:font-size-asian="14pt" style:font-size-complex="14pt" loext:padding="0cm" loext:border="none"/>
    </style:style>
    <style:style style:name="T1" style:family="text"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6" style:family="text">
      <style:text-properties fo:font-variant="normal" fo:text-transform="none" fo:color="#0f1115" loext:opacity="100%" style:font-name="quote-cjk-patch" fo:letter-spacing="normal" fo:font-style="normal" fo:font-weight="bold"/>
    </style:style>
    <style:style style:name="T7" style:family="text">
      <style:text-properties fo:font-variant="normal" fo:text-transform="none" fo:color="#0f1115" loext:opacity="100%" style:font-name="quote-cjk-patch" fo:letter-spacing="normal" fo:font-style="normal" fo:font-weight="normal"/>
    </style:style>
    <style:style style:name="T8" style:family="text">
      <style:text-properties fo:font-variant="normal" fo:text-transform="none" fo:color="#0f1115" loext:opacity="100%" style:font-name="quote-cjk-patch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color="#0f1115" loext:opacity="100%" style:font-name="quote-cjk-patch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style:style style:name="T11" style:family="text">
      <style:text-properties fo:font-variant="normal" fo:text-transform="none" fo:color="#0f1115" loext:opacity="100%" style:font-name="Menlo" fo:letter-spacing="normal" fo:font-style="normal" fo:font-weight="normal" fo:background-color="#ebeef2" loext:char-shading-value="0" loext:padding="0cm" loext:border="none"/>
    </style:style>
    <style:style style:name="T12" style:family="text">
      <style:text-properties fo:font-variant="normal" fo:text-transform="none" fo:color="#0f1115" loext:opacity="100%" style:font-name="Menlo" fo:font-size="14pt" fo:letter-spacing="normal" fo:font-style="normal" fo:font-weight="normal" fo:background-color="#ebeef2" loext:char-shading-value="0" style:font-size-asian="14pt" style:font-size-complex="14pt" loext:padding="0cm" loext:border="none"/>
    </style:style>
    <style:style style:name="T13" style:family="text">
      <style:text-properties fo:font-variant="normal" fo:text-transform="none" fo:color="#0f1115" loext:opacity="100%" fo:letter-spacing="normal"/>
    </style:style>
    <style:style style:name="T14" style:family="text">
      <style:text-properties fo:font-variant="normal" fo:text-transform="none" fo:color="#0f1115" loext:opacity="100%" fo:font-size="14pt" fo:letter-spacing="normal" style:font-size-asian="14pt" style:font-size-complex="14pt"/>
    </style:style>
    <style:style style:name="T15" style:family="text">
      <style:text-properties fo:font-variant="normal" fo:text-transform="none" fo:color="#3964fe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49cm" loext:border-left="1.5pt solid #ffffff" loext:border-right="1.5pt solid #ffffff" loext:border-top="0.74pt solid #ffffff" loext:border-bottom="0.74pt solid #ffffff"/>
    </style:style>
    <style:style style:name="T16" style:family="text">
      <style:text-properties fo:font-variant="normal" fo:text-transform="none" fo:color="#3964fe" loext:opacity="100%" style:text-line-through-style="none" style:text-line-through-type="none" style:font-name="quote-cjk-patch" fo:letter-spacing="normal" fo:font-style="normal" style:text-underline-style="none" fo:font-weight="normal" style:text-blinking="false" loext:padding="0.049cm" loext:border-left="1.5pt solid #ffffff" loext:border-right="1.5pt solid #ffffff" loext:border-top="0.74pt solid #ffffff" loext:border-bottom="0.74pt solid #ffffff"/>
    </style:style>
    <style:style style:name="T17" style:family="text">
      <style:text-properties fo:font-variant="normal" fo:text-transform="none" fo:color="#3964fe" loext:opacity="100%" style:text-line-through-style="none" style:text-line-through-type="none" style:font-name="quote-cjk-patch" fo:font-size="14pt" fo:letter-spacing="normal" fo:font-style="normal" style:text-underline-style="none" fo:font-weight="normal" style:text-blinking="false" style:font-size-asian="14pt" style:font-size-complex="14pt" loext:padding="0.049cm" loext:border-left="1.5pt solid #ffffff" loext:border-right="1.5pt solid #ffffff" loext:border-top="0.74pt solid #ffffff" loext:border-bottom="0.74pt solid #ffffff"/>
    </style:style>
    <style:style style:name="T18" style:family="text">
      <style:text-properties fo:color="#4078f2" loext:opacity="100%"/>
    </style:style>
    <style:style style:name="T19" style:family="text">
      <style:text-properties fo:color="#50a14f" loext:opacity="100%"/>
    </style:style>
    <style:style style:name="T20" style:family="text">
      <style:text-properties fo:color="#b76b01" loext:opacity="100%"/>
    </style:style>
    <style:style style:name="T21" style:family="text">
      <style:text-properties style:font-name="Menlo" fo:background-color="#ebeef2" loext:char-shading-value="0" loext:padding="0cm" loext:border="none"/>
    </style:style>
    <style:style style:name="T22" style:family="text">
      <style:text-properties style:font-name="Menlo" fo:font-size="14pt" fo:background-color="#ebeef2" loext:char-shading-value="0" style:font-size-asian="14pt" style:font-size-complex="14pt" loext:padding="0cm" loext:border="none"/>
    </style:style>
    <style:style style:name="T23" style:family="text">
      <style:text-properties fo:color="#383a42" loext:opacity="100%"/>
    </style:style>
    <style:style style:name="T24" style:family="text">
      <style:text-properties fo:color="#a626a4" loext:opacity="100%"/>
    </style:style>
    <style:style style:name="T25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8">Coastal Classifier — Руководство по установке</text:span></text:span></text:h>
      <text:p text:style-name="P16"/>
      <text:p text:style-name="P17">Ключ удалить обязательно</text:p>
      <text:p text:style-name="P17"/>
      <text:p text:style-name="P16">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 </text:p>
      <text:h text:style-name="P2" text:outline-level="2"><text:span text:style-name="Strong_20_Emphasis"><text:span text:style-name="T8">Содержание</text:span></text:span></text:h>
      <text:list text:style-name="L1">
        <text:list-item>
          <text:p text:style-name="P20">Установка на Linux</text:p>
        </text:list-item>
        <text:list-item>
          <text:p text:style-name="P20">Установка на Windows</text:p>
        </text:list-item>
        <text:list-item>
          <text:p text:style-name="P20">Первый запуск</text:p>
        </text:list-item>
        <text:list-item>
          <text:p text:style-name="P20">Устранение неполадок</text:p>
        </text:list-item>
      </text:list>
      <text:p text:style-name="P15"/>
      <text:h text:style-name="P3" text:outline-level="2"><text:span text:style-name="Strong_20_Emphasis"><text:span text:style-name="T8">1. Установка на Linux</text:span></text:span><text:span text:style-name="T8"> {#linux}</text:span></text:h>
      <text:h text:style-name="P4" text:outline-level="3"><text:span text:style-name="Strong_20_Emphasis"><text:span text:style-name="T8">Требования</text:span></text:span></text:h>
      <text:list text:style-name="L2">
        <text:list-item>
          <text:p text:style-name="P21">Ubuntu 20.04+ / Fedora 38+ / аналогичные дистрибутивы</text:p>
        </text:list-item>
        <text:list-item>
          <text:p text:style-name="P21">Python 3.12 (или 3.11, 3.13)</text:p>
        </text:list-item>
        <text:list-item>
          <text:p text:style-name="P21">2 ГБ ОЗУ</text:p>
        </text:list-item>
        <text:list-item>
          <text:p text:style-name="P21">500 МБ свободного места</text:p>
        </text:list-item>
        <text:list-item>
          <text:p text:style-name="P21">Интернет-соединение</text:p>
        </text:list-item>
      </text:list>
      <text:h text:style-name="P4" text:outline-level="3"><text:span text:style-name="Strong_20_Emphasis"><text:span text:style-name="T8">Пошаговая установка</text:span></text:span></text:h>
      <text:h text:style-name="P8" text:outline-level="4">Шаг 1: Установка Python и Git</text:h>
      <text:p text:style-name="P6"><text:span text:style-name="Strong_20_Emphasis"><text:span text:style-name="T8">Ubuntu/Debian:</text:span></text:span></text:p>
      <text:p text:style-name="P33">bash</text:p>
      <text:p text:style-name="P11"><text:span text:style-name="T18">sudo</text:span> <text:span text:style-name="T18">apt</text:span> update</text:p>
      <text:p text:style-name="P11"><text:span text:style-name="T18">sudo</text:span> <text:span text:style-name="T18">apt</text:span> <text:span text:style-name="T18">install</text:span> python3 python3-pip python3-venv <text:span text:style-name="T18">git</text:span></text:p>
      <text:p text:style-name="P6"><text:span text:style-name="Strong_20_Emphasis"><text:span text:style-name="T8">Fedora:</text:span></text:span></text:p>
      <text:p text:style-name="P33"><text:soft-page-break/>bash</text:p>
      <text:p text:style-name="P11"><text:span text:style-name="T18">sudo</text:span> dnf <text:span text:style-name="T18">install</text:span> python3 python3-pip <text:span text:style-name="T18">git</text:span></text:p>
      <text:h text:style-name="P8" text:outline-level="4">Шаг 2: Клонирование репозитория</text:h>
      <text:p text:style-name="P33">bash</text:p>
      <text:p text:style-name="P11"><text:span text:style-name="T18">git</text:span> clone https://github.com/your-repo/coastal-classifier.git</text:p>
      <text:p text:style-name="P11"><text:span text:style-name="T19">cd</text:span> coastal-classifier</text:p>
      <text:h text:style-name="P8" text:outline-level="4">Шаг 3: Создание виртуального окружения</text:h>
      <text:p text:style-name="P33">bash</text:p>
      <text:p text:style-name="P11">python3 <text:span text:style-name="T18">-m</text:span> venv venv</text:p>
      <text:p text:style-name="P11"><text:span text:style-name="T19">source</text:span> venv/bin/activate</text:p>
      <text:h text:style-name="P8" text:outline-level="4">Шаг 4: Установка зависимостей</text:h>
      <text:p text:style-name="P33">bash</text:p>
      <text:p text:style-name="P11">pip <text:span text:style-name="T18">install</text:span> <text:span text:style-name="T18">--upgrade</text:span> pip</text:p>
      <text:p text:style-name="P11">pip <text:span text:style-name="T18">install</text:span> <text:span text:style-name="T18">PySide6==</text:span><text:span text:style-name="T20">6.10</text:span>.2 PySide6-Addons<text:span text:style-name="T18">==</text:span><text:span text:style-name="T20">6.10</text:span>.2 PySide6-Essentials<text:span text:style-name="T18">==</text:span><text:span text:style-name="T20">6.10</text:span>.2</text:p>
      <text:p text:style-name="P11">pip <text:span text:style-name="T18">install</text:span> <text:span text:style-name="T18">folium==</text:span><text:span text:style-name="T20">0.20</text:span>.0 <text:span text:style-name="T18">requests==</text:span><text:span text:style-name="T20">2.32</text:span>.5 <text:span text:style-name="T18">bathyreq==</text:span><text:span text:style-name="T20">1.1</text:span>.0</text:p>
      <text:p text:style-name="P11">pip <text:span text:style-name="T18">install</text:span> numpy pandas geopandas</text:p>
      <text:h text:style-name="P8" text:outline-level="4">Шаг 5: Запуск приложения</text:h>
      <text:p text:style-name="P33">bash</text:p>
      <text:p text:style-name="P11">python main.py</text:p>
      <text:h text:style-name="P8" text:outline-level="4">Шаг 6: Создание ярлыка для запуска (опционально)</text:h>
      <text:p text:style-name="P5"><text:span text:style-name="T25">Создайте файл </text:span><text:span text:style-name="Source_20_Text"><text:span text:style-name="T22">run.sh</text:span></text:span><text:span text:style-name="T25">:</text:span></text:p>
      <text:p text:style-name="P33">bash</text:p>
      <text:p text:style-name="P13">#!/bin/bash</text:p>
      <text:p text:style-name="P11"><text:span text:style-name="T19">cd</text:span> /путь/к/coastal-classifier</text:p>
      <text:p text:style-name="P11"><text:span text:style-name="T19">source</text:span> venv/bin/activate</text:p>
      <text:p text:style-name="P12">python main.py</text:p>
      <text:p text:style-name="P19"><text:soft-page-break/>Сделайте его исполняемым:</text:p>
      <text:p text:style-name="P33">bash</text:p>
      <text:p text:style-name="P11"><text:span text:style-name="T18">chmod</text:span> +x run.sh</text:p>
      <text:p text:style-name="P15"/>
      <text:h text:style-name="P3" text:outline-level="2"><text:span text:style-name="Strong_20_Emphasis"><text:span text:style-name="T8">2. Установка на Windows</text:span></text:span><text:span text:style-name="T8"> {#windows}</text:span></text:h>
      <text:h text:style-name="P4" text:outline-level="3"><text:span text:style-name="Strong_20_Emphasis"><text:span text:style-name="T8">Требования</text:span></text:span></text:h>
      <text:list text:style-name="L3">
        <text:list-item>
          <text:p text:style-name="P22">Windows 10 или 11 (64-bit)</text:p>
        </text:list-item>
        <text:list-item>
          <text:p text:style-name="P26"><text:span text:style-name="T9">Python 3.12 (скачать с </text:span><text:a xlink:type="simple" xlink:href="https://www.python.org/downloads/" office:target-frame-name="_blank" xlink:show="new" text:style-name="Internet_20_link" text:visited-style-name="Visited_20_Internet_20_Link"><text:span text:style-name="T17">python.org</text:span></text:a><text:span text:style-name="T9">)</text:span></text:p>
        </text:list-item>
        <text:list-item>
          <text:p text:style-name="P22">2 ГБ ОЗУ</text:p>
        </text:list-item>
        <text:list-item>
          <text:p text:style-name="P22">500 МБ свободного места</text:p>
        </text:list-item>
        <text:list-item>
          <text:p text:style-name="P22">Интернет-соединение</text:p>
        </text:list-item>
      </text:list>
      <text:h text:style-name="P4" text:outline-level="3"><text:span text:style-name="Strong_20_Emphasis"><text:span text:style-name="T8">Пошаговая установка</text:span></text:span></text:h>
      <text:h text:style-name="P9" text:outline-level="4">Шаг 1: Установка Python</text:h>
      <text:list text:style-name="L4">
        <text:list-item>
          <text:p text:style-name="P27"><text:span text:style-name="T9">Скачайте установщик Python 3.12 с </text:span><text:a xlink:type="simple" xlink:href="https://www.python.org/downloads/" office:target-frame-name="_blank" xlink:show="new" text:style-name="Internet_20_link" text:visited-style-name="Visited_20_Internet_20_Link"><text:span text:style-name="T17">официального сайта</text:span></text:a></text:p>
        </text:list-item>
        <text:list-item>
          <text:p text:style-name="P23">Запустите установку</text:p>
        </text:list-item>
        <text:list-item>
          <text:p text:style-name="P27"><text:span text:style-name="Strong_20_Emphasis"><text:span text:style-name="T8">ВАЖНО:</text:span></text:span><text:span text:style-name="T9"> Отметьте галочку </text:span><text:span text:style-name="Strong_20_Emphasis"><text:span text:style-name="T8">"Add Python to PATH"</text:span></text:span></text:p>
        </text:list-item>
        <text:list-item>
          <text:p text:style-name="P23">Нажмите "Install Now"</text:p>
        </text:list-item>
      </text:list>
      <text:h text:style-name="P8" text:outline-level="4">Шаг 2: Скачивание проекта</text:h>
      <text:p text:style-name="P19">Скачайте архив с проектом или клонируйте через Git:</text:p>
      <text:p text:style-name="P33">bash</text:p>
      <text:p text:style-name="P10"># Если установлен Git</text:p>
      <text:p text:style-name="P11"><text:span text:style-name="T18">git</text:span> clone https://github.com/your-repo/coastal-classifier.git</text:p>
      <text:p text:style-name="P11"><text:span text:style-name="T19">cd</text:span> coastal-classifier</text:p>
      <text:p text:style-name="P19"><text:soft-page-break/>Или скачайте ZIP-архив и распакуйте в удобную папку (например, </text:p>
      <text:p text:style-name="P5"><text:span text:style-name="T25">Или скачайте ZIP-архив и распакуйте в удобную папку (например, </text:span><text:span text:style-name="Source_20_Text"><text:span text:style-name="T22">C:\CoastalClassifier</text:span></text:span><text:span text:style-name="T25">).</text:span></text:p>
      <text:h text:style-name="P8" text:outline-level="4">Шаг 3: Создание виртуального окружения</text:h>
      <text:p text:style-name="P6"><text:span text:style-name="T9">Откройте </text:span><text:span text:style-name="Strong_20_Emphasis"><text:span text:style-name="T8">Командную строку (cmd)</text:span></text:span><text:span text:style-name="T9"> или </text:span><text:span text:style-name="Strong_20_Emphasis"><text:span text:style-name="T8">PowerShell</text:span></text:span><text:span text:style-name="T9"> в папке проекта:</text:span></text:p>
      <text:p text:style-name="P33">bash</text:p>
      <text:p text:style-name="P11">python <text:span text:style-name="T18">-m</text:span> venv venv</text:p>
      <text:p text:style-name="P11">venv<text:span text:style-name="T23">\</text:span>Scripts<text:span text:style-name="T23">\</text:span>activate</text:p>
      <text:p text:style-name="P19">После активации в начале строки появится </text:p>
      <text:p text:style-name="P5"><text:span text:style-name="T25">После активации в начале строки появится </text:span><text:span text:style-name="Source_20_Text"><text:span text:style-name="T22">(venv)</text:span></text:span><text:span text:style-name="T25">.</text:span></text:p>
      <text:h text:style-name="P8" text:outline-level="4">Шаг 4: Установка зависимостей</text:h>
      <text:p text:style-name="P33">bash</text:p>
      <text:p text:style-name="P11">pip <text:span text:style-name="T18">install</text:span> <text:span text:style-name="T18">--upgrade</text:span> pip</text:p>
      <text:p text:style-name="P11">pip <text:span text:style-name="T18">install</text:span> <text:span text:style-name="T18">PySide6==</text:span><text:span text:style-name="T20">6.10</text:span>.2 PySide6-Addons<text:span text:style-name="T18">==</text:span><text:span text:style-name="T20">6.10</text:span>.2 PySide6-Essentials<text:span text:style-name="T18">==</text:span><text:span text:style-name="T20">6.10</text:span>.2</text:p>
      <text:p text:style-name="P11">pip <text:span text:style-name="T18">install</text:span> <text:span text:style-name="T18">folium==</text:span><text:span text:style-name="T20">0.20</text:span>.0 <text:span text:style-name="T18">requests==</text:span><text:span text:style-name="T20">2.32</text:span>.5 <text:span text:style-name="T18">bathyreq==</text:span><text:span text:style-name="T20">1.1</text:span>.0</text:p>
      <text:p text:style-name="P11">pip <text:span text:style-name="T18">install</text:span> numpy pandas geopandas</text:p>
      <text:p text:style-name="P6"><text:span text:style-name="Strong_20_Emphasis"><text:span text:style-name="T8">Примечание:</text:span></text:span><text:span text:style-name="T9"> Установка может занять 5-10 минут, так как собираются некоторые пакеты.</text:span></text:p>
      <text:h text:style-name="P8" text:outline-level="4">Шаг 5: Запуск приложения</text:h>
      <text:p text:style-name="P33">bash</text:p>
      <text:p text:style-name="P11">python main.py</text:p>
      <text:h text:style-name="P8" text:outline-level="4"><text:soft-page-break/>Шаг 6: Создание ярлыка для запуска</text:h>
      <text:p text:style-name="P7"><text:span text:style-name="T9">Создайте файл </text:span><text:span text:style-name="Source_20_Text"><text:span text:style-name="T12">run.bat</text:span></text:span><text:span text:style-name="T9"> в папке проекта:</text:span></text:p>
      <text:p text:style-name="P18">batch</text:p>
      <text:p text:style-name="P11"><text:span text:style-name="T18">@</text:span><text:span text:style-name="T24">echo</text:span> off</text:p>
      <text:p text:style-name="P11"><text:span text:style-name="T24">cd</text:span> <text:span text:style-name="T20">/d</text:span> C:\путь\к\coastal-classifier</text:p>
      <text:p text:style-name="P11"><text:span text:style-name="T24">call</text:span> venv\Scripts\activate</text:p>
      <text:p text:style-name="P11"><text:span text:style-name="T24">python</text:span> main.py</text:p>
      <text:p text:style-name="P14">pause</text:p>
      <text:p text:style-name="P7"><text:span text:style-name="T9">Теперь можно запускать приложение двойным кликом по </text:span><text:span text:style-name="Source_20_Text"><text:span text:style-name="T12">run.bat</text:span></text:span><text:span text:style-name="T9">.</text:span></text:p>
      <text:p text:style-name="P15"/>
      <text:h text:style-name="P3" text:outline-level="2"><text:span text:style-name="Strong_20_Emphasis"><text:span text:style-name="T8">3. Первый запуск</text:span></text:span><text:span text:style-name="T8"> {#first-run}</text:span></text:h>
      <text:p text:style-name="P19">При первом запуске откроется окно регистрации:</text:p>
      <text:list text:style-name="L5">
        <text:list-item>
          <text:p text:style-name="P28"><text:span text:style-name="Strong_20_Emphasis"><text:span text:style-name="T8">Введите имя и фамилию</text:span></text:span><text:span text:style-name="T9"> — они сохранятся для следующих сеансов</text:span></text:p>
        </text:list-item>
        <text:list-item>
          <text:p text:style-name="P28"><text:span text:style-name="Strong_20_Emphasis"><text:span text:style-name="T8">Выберите язык</text:span></text:span><text:span text:style-name="T9"> (русский/английский)</text:span></text:p>
        </text:list-item>
        <text:list-item>
          <text:p text:style-name="P28"><text:span text:style-name="Strong_20_Emphasis"><text:span text:style-name="T8">Нажмите "Начать работу"</text:span></text:span></text:p>
        </text:list-item>
      </text:list>
      <text:p text:style-name="P6"><text:a xlink:type="simple" xlink:href="https://docs/images/registration.png" office:target-frame-name="_blank" xlink:show="new" text:style-name="Internet_20_link" text:visited-style-name="Visited_20_Internet_20_Link"><text:span text:style-name="T17">https://docs/images/registration.png</text:span></text:a></text:p>
      <text:h text:style-name="P4" text:outline-level="3"><text:span text:style-name="Strong_20_Emphasis"><text:span text:style-name="T8">Работа с картой</text:span></text:span></text:h>
      <text:list text:style-name="L6">
        <text:list-item>
          <text:p text:style-name="P29"><text:span text:style-name="Strong_20_Emphasis"><text:span text:style-name="T8">Клик</text:span></text:span><text:span text:style-name="T9"> по карте — выбор точки (синий маркер)</text:span></text:p>
        </text:list-item>
        <text:list-item>
          <text:p text:style-name="P24">Просмотр данных в правой панели</text:p>
        </text:list-item>
        <text:list-item>
          <text:p text:style-name="P24">Выбор класса из списка</text:p>
        </text:list-item>
        <text:list-item>
          <text:p text:style-name="P29"><text:span text:style-name="Strong_20_Emphasis"><text:span text:style-name="T8">"Добавить точку"</text:span></text:span><text:span text:style-name="T9"> — подтверждение</text:span></text:p>
        </text:list-item>
        <text:list-item>
          <text:p text:style-name="P29"><text:span text:style-name="Strong_20_Emphasis"><text:span text:style-name="T8">"🗑 Удалить"</text:span></text:span><text:span text:style-name="T9"> — удаление последней точки</text:span></text:p>
        </text:list-item>
        <text:list-item>
          <text:p text:style-name="P29"><text:span text:style-name="Strong_20_Emphasis"><text:span text:style-name="T8">"Экспорт в GeoJSON"</text:span></text:span><text:span text:style-name="T9"> — сохранение всех точек</text:span></text:p>
        </text:list-item>
      </text:list>
      <text:h text:style-name="P4" text:outline-level="3"><text:soft-page-break/><text:span text:style-name="Strong_20_Emphasis"><text:span text:style-name="T8">Где хранятся данные</text:span></text:span></text:h>
      <text:p text:style-name="P19">Все размеченные точки сохраняются в папку:</text:p>
      <text:list text:style-name="L7">
        <text:list-item>
          <text:p text:style-name="P31"><text:span text:style-name="Strong_20_Emphasis"><text:span text:style-name="T8">Linux:</text:span></text:span><text:span text:style-name="T9"> </text:span><text:span text:style-name="Source_20_Text"><text:span text:style-name="T12">~/coastal-classifier/data/sessions/</text:span></text:span></text:p>
        </text:list-item>
        <text:list-item>
          <text:p text:style-name="P31"><text:span text:style-name="Strong_20_Emphasis"><text:span text:style-name="T8">Windows:</text:span></text:span><text:span text:style-name="T9"> </text:span><text:span text:style-name="Source_20_Text"><text:span text:style-name="T12">C:\CoastalClassifier\data\sessions\</text:span></text:span></text:p>
        </text:list-item>
      </text:list>
      <text:p text:style-name="P7"><text:span text:style-name="T9">Файлы имеют формат: </text:span><text:span text:style-name="Source_20_Text"><text:span text:style-name="T12">ФАМИЛИЯ_Имя_ГГГГММДД_sessionNNN.geojson</text:span></text:span></text:p>
      <text:p text:style-name="P15"/>
      <text:h text:style-name="P3" text:outline-level="2"><text:span text:style-name="Strong_20_Emphasis"><text:span text:style-name="T8">4. Устранение неполадок</text:span></text:span><text:span text:style-name="T8"> {#troubleshooting}</text:span></text:h>
      <text:h text:style-name="P4" text:outline-level="3"><text:span text:style-name="Strong_20_Emphasis"><text:span text:style-name="T8">Проблема: "ModuleNotFoundError: No module named 'PySide6'"</text:span></text:span></text:h>
      <text:p text:style-name="P6"><text:span text:style-name="Strong_20_Emphasis"><text:span text:style-name="T8">Решение:</text:span></text:span><text:span text:style-name="T9"> Активируйте виртуальное окружение:</text:span></text:p>
      <text:list text:style-name="L8">
        <text:list-item>
          <text:p text:style-name="P32"><text:span text:style-name="Strong_20_Emphasis"><text:span text:style-name="T8">Linux:</text:span></text:span><text:span text:style-name="T9"> </text:span><text:span text:style-name="Source_20_Text"><text:span text:style-name="T12">source venv/bin/activate</text:span></text:span></text:p>
        </text:list-item>
        <text:list-item>
          <text:p text:style-name="P32"><text:span text:style-name="Strong_20_Emphasis"><text:span text:style-name="T8">Windows:</text:span></text:span><text:span text:style-name="T9"> </text:span><text:span text:style-name="Source_20_Text"><text:span text:style-name="T12">venv\Scripts\activate</text:span></text:span></text:p>
        </text:list-item>
      </text:list>
      <text:h text:style-name="P4" text:outline-level="3"><text:span text:style-name="Strong_20_Emphasis"><text:span text:style-name="T8">Проблема: Ошибка при установке geopandas</text:span></text:span></text:h>
      <text:p text:style-name="P6"><text:span text:style-name="Strong_20_Emphasis"><text:span text:style-name="T8">Решение:</text:span></text:span><text:span text:style-name="T9"> Установите дополнительные системные библиотеки:</text:span></text:p>
      <text:p text:style-name="P6"><text:span text:style-name="Strong_20_Emphasis"><text:span text:style-name="T8">Ubuntu/Debian:</text:span></text:span></text:p>
      <text:p text:style-name="P33">bash</text:p>
      <text:p text:style-name="P11"><text:span text:style-name="T18">sudo</text:span> <text:span text:style-name="T18">apt</text:span> <text:span text:style-name="T18">install</text:span> gdal-bin libgdal-dev</text:p>
      <text:p text:style-name="P6"><text:span text:style-name="Strong_20_Emphasis"><text:span text:style-name="T8">Fedora:</text:span></text:span></text:p>
      <text:p text:style-name="P33">bash</text:p>
      <text:p text:style-name="P11"><text:span text:style-name="T18">sudo</text:span> dnf <text:span text:style-name="T18">install</text:span> gdal-devel</text:p>
      <text:p text:style-name="P6"><text:soft-page-break/><text:span text:style-name="Strong_20_Emphasis"><text:span text:style-name="T8">Windows:</text:span></text:span><text:span text:style-name="T9"> Установите </text:span><text:a xlink:type="simple" xlink:href="https://visualstudio.microsoft.com/visual-cpp-build-tools/" office:target-frame-name="_blank" xlink:show="new" text:style-name="Internet_20_link" text:visited-style-name="Visited_20_Internet_20_Link"><text:span text:style-name="T17">Microsoft C++ Build Tools</text:span></text:a></text:p>
      <text:h text:style-name="P4" text:outline-level="3"><text:span text:style-name="Strong_20_Emphasis"><text:span text:style-name="T8">Проблема: Не работают API (Open-Elevation, NOAA)</text:span></text:span></text:h>
      <text:p text:style-name="P6"><text:span text:style-name="Strong_20_Emphasis"><text:span text:style-name="T8">Решение:</text:span></text:span><text:span text:style-name="T9"> Проверьте интернет-соединение. Сервера могут быть временно недоступны.</text:span></text:p>
      <text:h text:style-name="P4" text:outline-level="3"><text:span text:style-name="Strong_20_Emphasis"><text:span text:style-name="T8">Проблема: Приложение не запускается после сборки PyInstaller</text:span></text:span></text:h>
      <text:p text:style-name="P6"><text:span text:style-name="Strong_20_Emphasis"><text:span text:style-name="T8">Решение:</text:span></text:span><text:span text:style-name="T9"> Используйте запуск через виртуальное окружение (как описано выше) — это самый надежный способ.</text:span></text:p>
      <text:h text:style-name="P4" text:outline-level="3"><text:span text:style-name="Strong_20_Emphasis"><text:span text:style-name="T8">Проблема: Ошибки libva в Linux</text:span></text:span></text:h>
      <text:p text:style-name="P6"><text:span text:style-name="Strong_20_Emphasis"><text:span text:style-name="T8">Решение:</text:span></text:span><text:span text:style-name="T9"> Они не влияют на работу приложения. Можно игнорировать.</text:span></text:p>
      <text:p text:style-name="P15"/>
      <text:h text:style-name="P3" text:outline-level="2"><text:span text:style-name="Strong_20_Emphasis"><text:span text:style-name="T8">5. Обновление приложения</text:span></text:span></text:h>
      <text:h text:style-name="P4" text:outline-level="3"><text:span text:style-name="Strong_20_Emphasis"><text:span text:style-name="T8">Linux:</text:span></text:span></text:h>
      <text:p text:style-name="P33">bash</text:p>
      <text:p text:style-name="P11"><text:span text:style-name="T19">cd</text:span> coastal-classifier</text:p>
      <text:p text:style-name="P11"><text:span text:style-name="T18">git</text:span> pull</text:p>
      <text:p text:style-name="P11"><text:span text:style-name="T19">source</text:span> venv/bin/activate</text:p>
      <text:p text:style-name="P11">pip <text:span text:style-name="T18">install</text:span> <text:span text:style-name="T18">--upgrade</text:span> <text:span text:style-name="T18">-r</text:span> requirements.txt</text:p>
      <text:h text:style-name="P4" text:outline-level="3"><text:soft-page-break/><text:span text:style-name="Strong_20_Emphasis"><text:span text:style-name="T8">Windows:</text:span></text:span></text:h>
      <text:p text:style-name="P33">bash</text:p>
      <text:p text:style-name="P11"><text:span text:style-name="T19">cd</text:span> C:<text:span text:style-name="T23">\</text:span>CoastalClassifier</text:p>
      <text:p text:style-name="P11"><text:span text:style-name="T18">git</text:span> pull</text:p>
      <text:p text:style-name="P11">venv<text:span text:style-name="T23">\</text:span>Scripts<text:span text:style-name="T23">\</text:span>activate</text:p>
      <text:p text:style-name="P11">pip <text:span text:style-name="T18">install</text:span> <text:span text:style-name="T18">--upgrade</text:span> <text:span text:style-name="T18">-r</text:span> requirements.txt</text:p>
      <text:p text:style-name="P15"/>
      <text:h text:style-name="P3" text:outline-level="2"><text:span text:style-name="Strong_20_Emphasis"><text:span text:style-name="T8">Техническая поддержка</text:span></text:span></text:h>
      <text:p text:style-name="P19">По вопросам работы приложения обращайтесь к разработчикам:</text:p>
      <text:list text:style-name="L9">
        <text:list-item>
          <text:p text:style-name="P25">Email: support@coastal-classifier.org</text:p>
        </text:list-item>
        <text:list-item>
          <text:p text:style-name="P30"><text:span text:style-name="T9">GitHub: </text:span><text:a xlink:type="simple" xlink:href="https://github.com/your-repo/coastal-classifier/issues" office:target-frame-name="_blank" xlink:show="new" text:style-name="Internet_20_link" text:visited-style-name="Visited_20_Internet_20_Link"><text:span text:style-name="T17">github.com/your-repo/coastal-classifier/issues</text:span></text:a></text:p>
        </text:list-item>
      </text:list>
      <text:p text:style-name="Text_20_body"><text:span text:style-name="T25"><text:line-break/></text:span><text:span text:style-name="Strong_20_Emphasis"><text:span text:style-name="T9">Версия документации:</text:span></text:span><text:span text:style-name="T14"> </text:span><text:span text:style-name="T9">1.0 (март 2026)</text:span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6:54:21.512196202</meta:creation-date>
    <dc:date>2026-03-03T17:09:08.589603985</dc:date>
    <meta:editing-duration>PT8M1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8" meta:paragraph-count="154" meta:word-count="604" meta:character-count="4653" meta:non-whitespace-character-count="4229"/>
  </office:meta>
</office:document-meta>
</file>